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8000"/>
    </style:style>
    <style:style style:name="T2" style:family="text">
      <style:text-properties fo:color="#008000" style:text-underline-style="none"/>
    </style:style>
    <style:style style:name="T3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ón Clases de Diseño</text:p>
      <text:p text:style-name="P1">Caso de uso CU0001 – Manejar Grupo Amigo</text:p>
      <text:p text:style-name="P2"/>
      <text:p text:style-name="P3"/>
      <text:list xml:id="list941006866" text:style-name="L1">
        <text:list-item>
          <text:p text:style-name="P5"><text:span text:style-name="T3">Clase</text:span> <text:span text:style-name="T1">ManejoDeGrupoAmigo</text:span></text:p>
        </text:list-item>
        <text:list-item>
          <text:p text:style-name="P5"><text:span text:style-name="T3">Clase</text:span><text:span text:style-name="T1"> ControlGrupo</text:span></text:p>
        </text:list-item>
        <text:list-item>
          <text:p text:style-name="P5"><text:span text:style-name="T3">Clase</text:span><text:span text:style-name="T1"> ManejoDePermisos </text:span><text:span text:style-name="T3">(propia de CU0002 – Manejar Permisos)</text:span></text:p>
        </text:list-item>
        <text:list-item>
          <text:p text:style-name="P5"><text:span text:style-name="T3">Clase</text:span><text:span text:style-name="T1"> ControlPermisos </text:span><text:span text:style-name="T3">(propia de CU0002 – Manejar Permisos)</text:span></text:p>
        </text:list-item>
        <text:list-item>
          <text:p text:style-name="P5"><text:span text:style-name="T3">Clase</text:span><text:span text:style-name="T1"> GrupoAmigo</text:span></text:p>
        </text:list-item>
        <text:list-item>
          <text:p text:style-name="P5"><text:span text:style-name="T3">Clase</text:span><text:span text:style-name="T1"> Miembr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21T10:38:39</meta:creation-date>
    <dc:date>2011-07-06T23:48:15</dc:date>
    <dc:creator>ing gargantini</dc:creator>
    <meta:editing-duration>PT1H14M6S</meta:editing-duration>
    <meta:editing-cycles>8</meta:editing-cycles>
    <meta:generator>LibreOffice/3.3$Linux LibreOffice_project/330m19$Build-202</meta:generator>
    <meta:document-statistic meta:table-count="0" meta:image-count="0" meta:object-count="0" meta:page-count="1" meta:paragraph-count="8" meta:word-count="42" meta:character-count="267"/>
  </office:meta>
</office:document-meta>
</file>